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4.741cm"/>
    </style:style>
    <style:style style:name="co4" style:family="table-column">
      <style:table-column-properties fo:break-before="auto" style:column-width="6.533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5.322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4.979cm"/>
    </style:style>
    <style:style style:name="co9" style:family="table-column">
      <style:table-column-properties fo:break-before="auto" style:column-width="3.32cm"/>
    </style:style>
    <style:style style:name="co10" style:family="table-column">
      <style:table-column-properties fo:break-before="auto" style:column-width="5.295cm"/>
    </style:style>
    <style:style style:name="co11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b8ff"/>
    </style:style>
    <style:style style:name="ce5" style:family="table-cell" style:parent-style-name="Default">
      <style:table-cell-properties fo:background-color="#00ff00"/>
      <style:text-properties fo:color="#000000"/>
    </style:style>
    <style:style style:name="ce6" style:family="table-cell" style:parent-style-name="Default">
      <style:text-properties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/>
          <table:table-cell table:style-name="ce2" office:value-type="string" calcext:value-type="string">
            <text:p>m/g <text:s text:c="2"/>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/mol</text:p>
          </table:table-cell>
          <table:table-cell table:style-name="ce3" office:value-type="string" calcext:value-type="string">
            <text:p>Delta H_f</text:p>
          </table:table-cell>
          <table:table-cell table:style-name="ce3" office:value-type="string" calcext:value-type="string">
            <text:p>Delta H_C (Verbrennung) /J*mol^-1</text:p>
          </table:table-cell>
          <table:table-cell table:style-name="ce3" office:value-type="string" calcext:value-type="string">
            <text:p>T_0 Messung /C</text:p>
          </table:table-cell>
          <table:table-cell table:style-name="ce3" office:value-type="string" calcext:value-type="string">
            <text:p>T_0 Messung /K</text:p>
          </table:table-cell>
          <table:table-cell table:style-name="ce3" office:value-type="string" calcext:value-type="string">
            <text:p>Delta U /J*mol^-1</text:p>
          </table:table-cell>
          <table:table-cell table:style-name="ce5" office:value-type="string" calcext:value-type="string">
            <text:p>Delta T /K</text:p>
          </table:table-cell>
          <table:table-cell office:value-type="string" calcext:value-type="string">
            <text:p>c_V /J*mol^{-1}*K^{-1}</text:p>
          </table:table-cell>
          <table:table-cell table:style-name="ce3" office:value-type="string" calcext:value-type="string">
            <text:p>c_V /J*K^{-1}</text:p>
          </table:table-cell>
          <table:table-cell table:style-name="ce3" office:value-type="string" calcext:value-type="string">
            <text:p>Delta Q_m=Delta U_C,m</text:p>
          </table:table-cell>
          <table:table-cell table:style-name="ce8" office:value-type="string" calcext:value-type="string">
            <text:p>Delta H_C,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nzoesäure</text:p>
          </table:table-cell>
          <table:table-cell office:value-type="float" office:value="0.646" calcext:value-type="float">
            <text:p>0,646</text:p>
          </table:table-cell>
          <table:table-cell office:value-type="float" office:value="122.12" calcext:value-type="float">
            <text:p>122,12</text:p>
          </table:table-cell>
          <table:table-cell table:formula="of:=[.B2]/[.C2]" office:value-type="float" office:value="0.0052898788077301" calcext:value-type="float">
            <text:p>0,0052898788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1.434" calcext:value-type="float">
            <text:p>21,434</text:p>
          </table:table-cell>
          <table:table-cell table:formula="of:=[.G2]+273.15" office:value-type="float" office:value="294.584" calcext:value-type="float">
            <text:p>294,584</text:p>
          </table:table-cell>
          <table:table-cell table:formula="of:=8.314472*[.H2]*0.5+[.F2]" office:value-type="float" office:value="-3225775.34479018" calcext:value-type="float">
            <text:p>-3225775,34479018</text:p>
          </table:table-cell>
          <table:table-cell office:value-type="float" office:value="1.21" calcext:value-type="float">
            <text:p>1,21</text:p>
          </table:table-cell>
          <table:table-cell table:formula="of:=[.I2]/[.J2]*(-1)" office:value-type="float" office:value="2665930.03701667" calcext:value-type="float">
            <text:p>2665930,03701667</text:p>
          </table:table-cell>
          <table:table-cell table:style-name="ce7" table:formula="of:=[.K2]*[.D2]" office:value-type="float" office:value="14102.4468057056" calcext:value-type="float">
            <text:p>14102,446805705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6044" calcext:value-type="float">
            <text:p>0,6044</text:p>
          </table:table-cell>
          <table:table-cell office:value-type="float" office:value="122.12" calcext:value-type="float">
            <text:p>122,12</text:p>
          </table:table-cell>
          <table:table-cell table:formula="of:=[.B3]/[.C3]" office:value-type="float" office:value="0.00494923026531281" calcext:value-type="float">
            <text:p>0,0049492303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2.759" calcext:value-type="float">
            <text:p>22,759</text:p>
          </table:table-cell>
          <table:table-cell table:formula="of:=[.G3]+273.15" office:value-type="float" office:value="295.909" calcext:value-type="float">
            <text:p>295,909</text:p>
          </table:table-cell>
          <table:table-cell table:formula="of:=8.314472*[.H3]*0.5+[.F3]" office:value-type="float" office:value="-3225769.83645248" calcext:value-type="float">
            <text:p>-3225769,83645248</text:p>
          </table:table-cell>
          <table:table-cell office:value-type="float" office:value="1.17" calcext:value-type="float">
            <text:p>1,17</text:p>
          </table:table-cell>
          <table:table-cell table:formula="of:=[.I3]/[.J3]*(-1)" office:value-type="float" office:value="2757068.23628417" calcext:value-type="float">
            <text:p>2757068,23628417</text:p>
          </table:table-cell>
          <table:table-cell table:style-name="ce7" table:formula="of:=[.K3]*[.D3]" office:value-type="float" office:value="13645.3655585502" calcext:value-type="float">
            <text:p>13645,365558550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6208" calcext:value-type="float">
            <text:p>0,6208</text:p>
          </table:table-cell>
          <table:table-cell office:value-type="float" office:value="122.12" calcext:value-type="float">
            <text:p>122,12</text:p>
          </table:table-cell>
          <table:table-cell table:formula="of:=[.B4]/[.C4]" office:value-type="float" office:value="0.00508352440222732" calcext:value-type="float">
            <text:p>0,0050835244</text:p>
          </table:table-cell>
          <table:table-cell office:value-type="float" office:value="-384800" calcext:value-type="float">
            <text:p>-384800</text:p>
          </table:table-cell>
          <table:table-cell office:value-type="float" office:value="-3227000" calcext:value-type="float">
            <text:p>-3227000</text:p>
          </table:table-cell>
          <table:table-cell office:value-type="float" office:value="27.867" calcext:value-type="float">
            <text:p>27,867</text:p>
          </table:table-cell>
          <table:table-cell table:formula="of:=[.G4]+273.15" office:value-type="float" office:value="301.017" calcext:value-type="float">
            <text:p>301,017</text:p>
          </table:table-cell>
          <table:table-cell table:formula="of:=8.314472*[.H4]*0.5+[.F4]" office:value-type="float" office:value="-3225748.60129099" calcext:value-type="float">
            <text:p>-3225748,60129099</text:p>
          </table:table-cell>
          <table:table-cell office:value-type="float" office:value="1.15" calcext:value-type="float">
            <text:p>1,15</text:p>
          </table:table-cell>
          <table:table-cell table:formula="of:=[.I4]/[.J4]*(-1)" office:value-type="float" office:value="2804998.78373129" calcext:value-type="float">
            <text:p>2804998,78373129</text:p>
          </table:table-cell>
          <table:table-cell table:style-name="ce7" table:formula="of:=[.K4]*[.D4]" office:value-type="float" office:value="14259.279765316" calcext:value-type="float">
            <text:p>14259,279765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phtalin</text:p>
          </table:table-cell>
          <table:table-cell office:value-type="float" office:value="0.8229" calcext:value-type="float">
            <text:p>0,8229</text:p>
          </table:table-cell>
          <table:table-cell office:value-type="float" office:value="128.17" calcext:value-type="float">
            <text:p>128,17</text:p>
          </table:table-cell>
          <table:table-cell table:formula="of:=[.B5]/[.C5]" office:value-type="float" office:value="0.00642037918389639" calcext:value-type="float">
            <text:p>0,0064203792</text:p>
          </table:table-cell>
          <table:table-cell table:number-columns-repeated="2"/>
          <table:table-cell office:value-type="float" office:value="24.987" calcext:value-type="float">
            <text:p>24,987</text:p>
          </table:table-cell>
          <table:table-cell table:formula="of:=[.G5]+273.15" office:value-type="float" office:value="298.137" calcext:value-type="float">
            <text:p>298,137</text:p>
          </table:table-cell>
          <table:table-cell/>
          <table:table-cell office:value-type="float" office:value="2.31" calcext:value-type="float">
            <text:p>2,31</text:p>
          </table:table-cell>
          <table:table-cell/>
          <table:table-cell table:style-name="ce7"/>
          <table:table-cell table:formula="of:=-[.J5]*[.L$7]/[.D5]" office:value-type="float" office:value="-5037936.23605585" calcext:value-type="float">
            <text:p>-5037936,23605585</text:p>
          </table:table-cell>
          <table:table-cell table:formula="of:=[.M5]-8.314472*[.H5]*2" office:value-type="float" office:value="-5042893.93953318" calcext:value-type="float">
            <text:p>-5042893,9395331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.6166" calcext:value-type="float">
            <text:p>0,6166</text:p>
          </table:table-cell>
          <table:table-cell office:value-type="float" office:value="128.17" calcext:value-type="float">
            <text:p>128,17</text:p>
          </table:table-cell>
          <table:table-cell table:formula="of:=[.B6]/[.C6]" office:value-type="float" office:value="0.00481079815869548" calcext:value-type="float">
            <text:p>0,0048107982</text:p>
          </table:table-cell>
          <table:table-cell table:number-columns-repeated="2"/>
          <table:table-cell office:value-type="float" office:value="27.05" calcext:value-type="float">
            <text:p>27,05</text:p>
          </table:table-cell>
          <table:table-cell table:formula="of:=[.G6]+273.15" office:value-type="float" office:value="300.2" calcext:value-type="float">
            <text:p>300,2</text:p>
          </table:table-cell>
          <table:table-cell/>
          <table:table-cell office:value-type="float" office:value="1.88" calcext:value-type="float">
            <text:p>1,88</text:p>
          </table:table-cell>
          <table:table-cell/>
          <table:table-cell table:style-name="ce3" office:value-type="string" calcext:value-type="string">
            <text:p>c_V mittel /J*K^{-1}</text:p>
          </table:table-cell>
          <table:table-cell table:formula="of:=-[.J6]*[.L$7]/[.D6]" office:value-type="float" office:value="-5471949.46302561" calcext:value-type="float">
            <text:p>-5471949,46302561</text:p>
          </table:table-cell>
          <table:table-cell table:formula="of:=[.M6]-8.314472*[.H6]*2" office:value-type="float" office:value="-5476941.47201441" calcext:value-type="float">
            <text:p>-5476941,4720144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.7072" calcext:value-type="float">
            <text:p>0,7072</text:p>
          </table:table-cell>
          <table:table-cell office:value-type="float" office:value="128.17" calcext:value-type="float">
            <text:p>128,17</text:p>
          </table:table-cell>
          <table:table-cell table:formula="of:=[.B7]/[.C7]" office:value-type="float" office:value="0.00551767184208473" calcext:value-type="float">
            <text:p>0,0055176718</text:p>
          </table:table-cell>
          <table:table-cell table:number-columns-repeated="2"/>
          <table:table-cell office:value-type="float" office:value="27.75" calcext:value-type="float">
            <text:p>27,75</text:p>
          </table:table-cell>
          <table:table-cell table:formula="of:=[.G7]+273.15" office:value-type="float" office:value="300.9" calcext:value-type="float">
            <text:p>300,9</text:p>
          </table:table-cell>
          <table:table-cell/>
          <table:table-cell office:value-type="float" office:value="2.05" calcext:value-type="float">
            <text:p>2,05</text:p>
          </table:table-cell>
          <table:table-cell/>
          <table:table-cell table:formula="of:=([.L2]+[.L3]+[.L4])/3" office:value-type="float" office:value="14002.3640431906" calcext:value-type="float">
            <text:p>14002,3640431906</text:p>
          </table:table-cell>
          <table:table-cell table:formula="of:=-[.J7]*[.L$7]/[.D7]" office:value-type="float" office:value="-5202347.49547832" calcext:value-type="float">
            <text:p>-5202347,49547832</text:p>
          </table:table-cell>
          <table:table-cell table:formula="of:=[.M7]-8.314472*[.H7]*2" office:value-type="float" office:value="-5207351.14472792" calcext:value-type="float">
            <text:p>-5207351,1447279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ehlerrechnung</text:p>
          </table:table-cell>
          <table:table-cell table:number-columns-repeated="7"/>
          <table:table-cell office:value-type="string" calcext:value-type="string">
            <text:p>Nebenrechn. Einzelne Terme Delta C_v,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 m /g</text:p>
          </table:table-cell>
          <table:table-cell office:value-type="string" calcext:value-type="string">
            <text:p>Delta n /mol</text:p>
          </table:table-cell>
          <table:table-cell office:value-type="string" calcext:value-type="string">
            <text:p>Delta T /K</text:p>
          </table:table-cell>
          <table:table-cell table:style-name="ce4" office:value-type="string" calcext:value-type="string">
            <text:p>Delta Delta T aus Auftragung</text:p>
          </table:table-cell>
          <table:table-cell table:style-name="ce5" office:value-type="string" calcext:value-type="string">
            <text:p>Delta C_v,m</text:p>
          </table:table-cell>
          <table:table-cell office:value-type="string" calcext:value-type="string">
            <text:p>Delta Delta H_m Naphtalin</text:p>
          </table:table-cell>
          <table:table-cell table:style-name="ce3" office:value-type="string" calcext:value-type="string">
            <text:p>Delta Delta H_C,m neu Naphth</text:p>
          </table:table-cell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Term3</text:p>
          </table:table-cell>
          <table:table-cell office:value-type="string" calcext:value-type="string">
            <text:p>Term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zoesäure</text:p>
          </table:table-cell>
          <table:table-cell office:value-type="float" office:value="0.0001" calcext:value-type="float">
            <text:p>0,0001</text:p>
          </table:table-cell>
          <table:table-cell table:formula="of:=[.B$12]/[.C2]" office:value-type="float" office:value="0.000000818866688503112" calcext:value-type="float">
            <text:p>8,18866688503112E-007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table:formula="of:=[.I12]+[.J12]+[.K12]" office:value-type="float" office:value="1867.6276620323" calcext:value-type="float">
            <text:p>1867,6276620323</text:p>
          </table:table-cell>
          <table:table-cell table:formula="of:=SQRT((1/[.J2])^2)*[.F12]+SQRT((-[.L2]/[.J2]^2)^2)*[.E12]+2*8.31447*[.D12]" office:value-type="float" office:value="3086.30257706262" calcext:value-type="float">
            <text:p>3086,3025770626</text:p>
          </table:table-cell>
          <table:table-cell/>
          <table:table-cell table:style-name="ce6" table:formula="of:=SQRT(((-(-[.F2]-0.5*8.31447*[.G2])*[.D2])/([.J2]^2))^2) *[.E12]" office:value-type="float" office:value="1865.44280327063" calcext:value-type="float">
            <text:p>1865,4428032706</text:p>
          </table:table-cell>
          <table:table-cell table:style-name="ce6" table:formula="of:=+SQRT((((-0.5*8.31447)*[.D2])/[.J2])^2)*[.D12]" office:value-type="float" office:value="0.00181746027481437" calcext:value-type="float">
            <text:p>0,0018174603</text:p>
          </table:table-cell>
          <table:table-cell table:style-name="ce6" table:formula="of:=SQRT(((-[.F2]-0.5*8.31447*[.H2])/[.J2])^2)*[.C12]" office:value-type="float" office:value="2.18304130139218" calcext:value-type="float">
            <text:p>2,183041301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0.16" calcext:value-type="float">
            <text:p>0,16</text:p>
          </table:table-cell>
          <table:table-cell table:formula="of:=[.I13]+[.J13]+[.K13]" office:value-type="float" office:value="1868.94921552125" calcext:value-type="float">
            <text:p>1868,9492155213</text:p>
          </table:table-cell>
          <table:table-cell table:formula="of:=SQRT((1/[.J3])^2)*[.F13]+SQRT((-[.L3]/[.J3]^2)^2)*[.E13]+2*8.31447*[.D12]" office:value-type="float" office:value="3193.95529777522" calcext:value-type="float">
            <text:p>3193,9552977752</text:p>
          </table:table-cell>
          <table:table-cell/>
          <table:table-cell table:style-name="ce6" table:formula="of:=SQRT(((-(-[.F3]-0.5*8.31447*[.G3])*[.D3])/([.J3]^2))^2) *[.E13]" office:value-type="float" office:value="1866.68978562773" calcext:value-type="float">
            <text:p>1866,6897856277</text:p>
          </table:table-cell>
          <table:table-cell table:style-name="ce6" table:formula="of:=+SQRT((((-0.5*8.31447)*[.D3])/[.J3])^2)*[.D12]" office:value-type="float" office:value="0.00175855669077074" calcext:value-type="float">
            <text:p>0,0017585567</text:p>
          </table:table-cell>
          <table:table-cell table:style-name="ce6" table:formula="of:=SQRT(((-[.F3]-0.5*8.31447*[.H3])/[.J3])^2)*[.C12]" office:value-type="float" office:value="2.25767133683023" calcext:value-type="float">
            <text:p>2,257671336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0.14" calcext:value-type="float">
            <text:p>0,14</text:p>
          </table:table-cell>
          <table:table-cell table:formula="of:=[.I14]+[.J14]+[.K14]" office:value-type="float" office:value="1738.82216417445" calcext:value-type="float">
            <text:p>1738,8221641745</text:p>
          </table:table-cell>
          <table:table-cell table:formula="of:=SQRT((1/[.J4])^2)*[.F14]+SQRT((-[.L4]/[.J4]^2)^2)*[.E14]+2*8.31447*[.D12]" office:value-type="float" office:value="3023.17114046114" calcext:value-type="float">
            <text:p>3023,1711404611</text:p>
          </table:table-cell>
          <table:table-cell/>
          <table:table-cell table:style-name="ce6" table:formula="of:=SQRT(((-(-[.F4]-0.5*8.31447*[.G4])*[.D4])/([.J4]^2))^2) *[.E14]" office:value-type="float" office:value="1736.52340642151" calcext:value-type="float">
            <text:p>1736,5234064215</text:p>
          </table:table-cell>
          <table:table-cell table:style-name="ce6" table:formula="of:=+SQRT((((-0.5*8.31447)*[.D4])/[.J4])^2)*[.D12]" office:value-type="float" office:value="0.00183768744072117" calcext:value-type="float">
            <text:p>0,0018376874</text:p>
          </table:table-cell>
          <table:table-cell table:style-name="ce6" table:formula="of:=SQRT(((-[.F4]-0.5*8.31447*[.H4])/[.J4])^2)*[.C12]" office:value-type="float" office:value="2.29692006550364" calcext:value-type="float">
            <text:p>2,29692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phtalin</text:p>
          </table:table-cell>
          <table:table-cell/>
          <table:table-cell table:formula="of:=[.B$12]*[.C5]" office:value-type="float" office:value="0.012817" calcext:value-type="float">
            <text:p>0,012817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/>
          <table:table-cell table:formula="of:=[.I15]+[.J15]+[.K15]+[.L15]" office:value-type="float" office:value="853595.394230953" calcext:value-type="float">
            <text:p>853595,394230953</text:p>
          </table:table-cell>
          <table:table-cell table:formula="of:=SQRT((-[.J5]/[.D5])^2)*[.F17]" office:value-type="float" office:value="656667.953927906" calcext:value-type="float">
            <text:p>656667,953927906</text:p>
          </table:table-cell>
          <table:table-cell table:formula="of:=SQRT((-[.L7]/[.D5])^2)*[.E15]" office:value-type="float" office:value="196283.229976202" calcext:value-type="float">
            <text:p>196283,229976202</text:p>
          </table:table-cell>
          <table:table-cell table:formula="of:=SQRT(([.L7]*[.J5]/[.D5]^2)^2)*[.C$12]" office:value-type="float" office:value="642.547432845745" calcext:value-type="float">
            <text:p>642,5474328457</text:p>
          </table:table-cell>
          <table:table-cell table:formula="of:=SQRT((8.31447*-2)^2)*[.D$12]" office:value-type="float" office:value="1.662894" calcext:value-type="float">
            <text:p>1,66289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.17" calcext:value-type="float">
            <text:p>0,17</text:p>
          </table:table-cell>
          <table:table-cell table:style-name="ce3" office:value-type="string" calcext:value-type="string">
            <text:p>Delta C_v,m mittel</text:p>
          </table:table-cell>
          <table:table-cell/>
          <table:table-cell table:formula="of:=[.I16]+[.J16]+[.K16]+[.L16]" office:value-type="float" office:value="1208976.25687396" calcext:value-type="float">
            <text:p>1208976,25687396</text:p>
          </table:table-cell>
          <table:table-cell table:formula="of:=SQRT((-[.J6]/[.D6])^2)*[.F17]" office:value-type="float" office:value="713239.24907296" calcext:value-type="float">
            <text:p>713239,24907296</text:p>
          </table:table-cell>
          <table:table-cell table:formula="of:=SQRT((-[.L7]/[.D6])^2)*[.E16]" office:value-type="float" office:value="494803.940805507" calcext:value-type="float">
            <text:p>494803,940805507</text:p>
          </table:table-cell>
          <table:table-cell table:formula="of:=SQRT(([.L7]*[.J6]/[.D6]^2)^2)*[.C$12]" office:value-type="float" office:value="931.404101488887" calcext:value-type="float">
            <text:p>931,4041014889</text:p>
          </table:table-cell>
          <table:table-cell table:formula="of:=SQRT((8.31447*-2)^2)*[.D$12]" office:value-type="float" office:value="1.662894" calcext:value-type="float">
            <text:p>1,66289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.18" calcext:value-type="float">
            <text:p>0,18</text:p>
          </table:table-cell>
          <table:table-cell table:formula="of:=([.F12]+[.F13]+[.F14])/3" office:value-type="float" office:value="1825.13301390933" calcext:value-type="float">
            <text:p>1825,1330139093</text:p>
          </table:table-cell>
          <table:table-cell/>
          <table:table-cell table:formula="of:=[.I17]+[.J17]+[.K17]+[.L17]" office:value-type="float" office:value="1135663.29966632" calcext:value-type="float">
            <text:p>1135663,29966632</text:p>
          </table:table-cell>
          <table:table-cell table:formula="of:=SQRT((-[.J7]/[.D7])^2)*[.F17]" office:value-type="float" office:value="678098.079334214" calcext:value-type="float">
            <text:p>678098,079334214</text:p>
          </table:table-cell>
          <table:table-cell table:formula="of:=SQRT((-[.L7]/[.D7])^2)*[.E17]" office:value-type="float" office:value="456791.487407852" calcext:value-type="float">
            <text:p>456791,487407852</text:p>
          </table:table-cell>
          <table:table-cell table:formula="of:=SQRT(([.L7]*[.J7]/[.D7]^2)^2)*[.C$12]" office:value-type="float" office:value="772.070030256679" calcext:value-type="float">
            <text:p>772,0700302567</text:p>
          </table:table-cell>
          <table:table-cell table:formula="of:=SQRT((8.31447*-2)^2)*[.D$12]" office:value-type="float" office:value="1.662894" calcext:value-type="float">
            <text:p>1,662894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.00.0000</text:date>, <text:time style:data-style-name="N2" text:time-value="13:12:23.0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creation-date>2016-12-11T10:56:28</meta:creation-date>
    <dc:date>2016-12-17T15:07:17.377000000</dc:date>
    <meta:editing-duration>PT54M43S</meta:editing-duration>
    <meta:generator>LibreOffice/4.2.4.2$Windows_x86 LibreOffice_project/63150712c6d317d27ce2db16eb94c2f3d7b699f8</meta:generator>
    <meta:editing-cycles>7</meta:editing-cycles>
    <meta:document-statistic meta:table-count="1" meta:cell-count="1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